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3cm" fo:margin-left="0cm" fo:margin-right="-0.012cm" table:align="margins"/>
    </style:style>
    <style:style style:name="Tabelle4.A" style:family="table-column">
      <style:table-column-properties style:column-width="3.889cm" style:rel-column-width="14982*"/>
    </style:style>
    <style:style style:name="Tabelle4.B" style:family="table-column">
      <style:table-column-properties style:column-width="13.123cm" style:rel-column-width="50553*"/>
    </style:style>
    <style:style style:name="Tabelle4.A1" style:family="table-cell">
      <style:table-cell-properties fo:padding="0.097cm" fo:border="none"/>
    </style:style>
    <style:style style:name="Tabelle5" style:family="table">
      <style:table-properties style:width="17.013cm" fo:margin-left="0cm" fo:margin-right="-0.012cm" table:align="margins"/>
    </style:style>
    <style:style style:name="Tabelle5.A" style:family="table-column">
      <style:table-column-properties style:column-width="3.889cm" style:rel-column-width="14982*"/>
    </style:style>
    <style:style style:name="Tabelle5.B" style:family="table-column">
      <style:table-column-properties style:column-width="13.123cm" style:rel-column-width="50553*"/>
    </style:style>
    <style:style style:name="Tabelle5.A1" style:family="table-cell">
      <style:table-cell-properties fo:padding="0.097cm" fo:border="none"/>
    </style:style>
    <style:style style:name="Tabelle6" style:family="table">
      <style:table-properties style:width="17.013cm" fo:margin-left="0cm" fo:margin-right="-0.012cm" table:align="margins"/>
    </style:style>
    <style:style style:name="Tabelle6.A" style:family="table-column">
      <style:table-column-properties style:column-width="3.889cm" style:rel-column-width="14982*"/>
    </style:style>
    <style:style style:name="Tabelle6.B" style:family="table-column">
      <style:table-column-properties style:column-width="13.123cm" style:rel-column-width="50553*"/>
    </style:style>
    <style:style style:name="Tabelle6.A1" style:family="table-cell">
      <style:table-cell-properties fo:padding="0.097cm" fo:border="none"/>
    </style:style>
    <style:style style:name="Tabelle11" style:family="table">
      <style:table-properties style:width="17.013cm" fo:margin-left="0cm" fo:margin-right="-0.012cm" table:align="margins"/>
    </style:style>
    <style:style style:name="Tabelle11.A" style:family="table-column">
      <style:table-column-properties style:column-width="3.889cm" style:rel-column-width="14982*"/>
    </style:style>
    <style:style style:name="Tabelle11.B" style:family="table-column">
      <style:table-column-properties style:column-width="13.123cm" style:rel-column-width="50553*"/>
    </style:style>
    <style:style style:name="Tabelle11.A1" style:family="table-cell">
      <style:table-cell-properties fo:padding="0.097cm" fo:border="none"/>
    </style:style>
    <style:style style:name="Tabelle10" style:family="table">
      <style:table-properties style:width="17.013cm" fo:margin-left="0cm" fo:margin-right="-0.012cm" table:align="margins"/>
    </style:style>
    <style:style style:name="Tabelle10.A" style:family="table-column">
      <style:table-column-properties style:column-width="3.889cm" style:rel-column-width="14982*"/>
    </style:style>
    <style:style style:name="Tabelle10.B" style:family="table-column">
      <style:table-column-properties style:column-width="13.123cm" style:rel-column-width="50553*"/>
    </style:style>
    <style:style style:name="Tabelle10.A1" style:family="table-cell">
      <style:table-cell-properties fo:padding="0.097cm" fo:border="none"/>
    </style:style>
    <style:style style:name="Tabelle8" style:family="table">
      <style:table-properties style:width="17.013cm" fo:margin-left="0cm" fo:margin-right="-0.012cm" table:align="margins"/>
    </style:style>
    <style:style style:name="Tabelle8.A" style:family="table-column">
      <style:table-column-properties style:column-width="3.889cm" style:rel-column-width="14982*"/>
    </style:style>
    <style:style style:name="Tabelle8.B" style:family="table-column">
      <style:table-column-properties style:column-width="13.123cm" style:rel-column-width="50553*"/>
    </style:style>
    <style:style style:name="Tabelle8.A1" style:family="table-cell">
      <style:table-cell-properties fo:padding="0.097cm" fo:border="none"/>
    </style:style>
    <style:style style:name="Tabelle9" style:family="table">
      <style:table-properties style:width="17.013cm" fo:margin-left="0cm" fo:margin-right="-0.012cm" table:align="margins"/>
    </style:style>
    <style:style style:name="Tabelle9.A" style:family="table-column">
      <style:table-column-properties style:column-width="3.889cm" style:rel-column-width="14982*"/>
    </style:style>
    <style:style style:name="Tabelle9.B" style:family="table-column">
      <style:table-column-properties style:column-width="13.123cm" style:rel-column-width="50553*"/>
    </style:style>
    <style:style style:name="Tabelle9.A1" style:family="table-cell">
      <style:table-cell-properties fo:padding="0.097cm" fo:border="none"/>
    </style:style>
    <style:style style:name="Tabelle20" style:family="table">
      <style:table-properties style:width="17.013cm" fo:margin-left="0cm" fo:margin-right="-0.012cm" table:align="margins"/>
    </style:style>
    <style:style style:name="Tabelle20.A" style:family="table-column">
      <style:table-column-properties style:column-width="3.889cm" style:rel-column-width="14982*"/>
    </style:style>
    <style:style style:name="Tabelle20.B" style:family="table-column">
      <style:table-column-properties style:column-width="13.123cm" style:rel-column-width="50553*"/>
    </style:style>
    <style:style style:name="Tabelle20.A1" style:family="table-cell">
      <style:table-cell-properties fo:padding="0.097cm" fo:border="none"/>
    </style:style>
    <style:style style:name="Tabelle19" style:family="table">
      <style:table-properties style:width="17.013cm" fo:margin-left="0cm" fo:margin-right="-0.012cm" table:align="margins"/>
    </style:style>
    <style:style style:name="Tabelle19.A" style:family="table-column">
      <style:table-column-properties style:column-width="3.889cm" style:rel-column-width="14982*"/>
    </style:style>
    <style:style style:name="Tabelle19.B" style:family="table-column">
      <style:table-column-properties style:column-width="13.123cm" style:rel-column-width="50553*"/>
    </style:style>
    <style:style style:name="Tabelle19.A1" style:family="table-cell">
      <style:table-cell-properties fo:padding="0.097cm" fo:border="none"/>
    </style:style>
    <style:style style:name="Tabelle15" style:family="table">
      <style:table-properties style:width="17.013cm" fo:margin-left="0cm" fo:margin-right="-0.012cm" table:align="margins"/>
    </style:style>
    <style:style style:name="Tabelle15.A" style:family="table-column">
      <style:table-column-properties style:column-width="3.889cm" style:rel-column-width="14982*"/>
    </style:style>
    <style:style style:name="Tabelle15.B" style:family="table-column">
      <style:table-column-properties style:column-width="13.123cm" style:rel-column-width="50553*"/>
    </style:style>
    <style:style style:name="Tabelle15.A1" style:family="table-cell">
      <style:table-cell-properties fo:padding="0.097cm" fo:border="none"/>
    </style:style>
    <style:style style:name="Tabelle18" style:family="table">
      <style:table-properties style:width="17.013cm" fo:margin-left="0cm" fo:margin-right="-0.012cm" table:align="margins"/>
    </style:style>
    <style:style style:name="Tabelle18.A" style:family="table-column">
      <style:table-column-properties style:column-width="3.889cm" style:rel-column-width="14982*"/>
    </style:style>
    <style:style style:name="Tabelle18.B" style:family="table-column">
      <style:table-column-properties style:column-width="13.123cm" style:rel-column-width="50553*"/>
    </style:style>
    <style:style style:name="Tabelle18.A1" style:family="table-cell">
      <style:table-cell-properties fo:padding="0.097cm" fo:border="none"/>
    </style:style>
    <style:style style:name="Tabelle13" style:family="table">
      <style:table-properties style:width="17.013cm" fo:margin-left="0cm" fo:margin-right="-0.012cm" table:align="margins"/>
    </style:style>
    <style:style style:name="Tabelle13.A" style:family="table-column">
      <style:table-column-properties style:column-width="3.889cm" style:rel-column-width="14982*"/>
    </style:style>
    <style:style style:name="Tabelle13.B" style:family="table-column">
      <style:table-column-properties style:column-width="13.123cm" style:rel-column-width="50553*"/>
    </style:style>
    <style:style style:name="Tabelle13.A1" style:family="table-cell">
      <style:table-cell-properties fo:padding="0.097cm" fo:border="none"/>
    </style:style>
    <style:style style:name="Tabelle1" style:family="table">
      <style:table-properties style:width="17.013cm" fo:margin-left="0cm" fo:margin-right="-0.012cm" table:align="margins"/>
    </style:style>
    <style:style style:name="Tabelle1.A" style:family="table-column">
      <style:table-column-properties style:column-width="3.889cm" style:rel-column-width="14982*"/>
    </style:style>
    <style:style style:name="Tabelle1.B" style:family="table-column">
      <style:table-column-properties style:column-width="13.123cm" style:rel-column-width="50553*"/>
    </style:style>
    <style:style style:name="Tabelle1.A1" style:family="table-cell">
      <style:table-cell-properties fo:padding="0.097cm" fo:border="none"/>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3.889cm" style:rel-column-width="14982*"/>
    </style:style>
    <style:style style:name="Tabelle3.B" style:family="table-column">
      <style:table-column-properties style:column-width="13.123cm" style:rel-column-width="50553*"/>
    </style:style>
    <style:style style:name="Tabelle3.A1" style:family="table-cell">
      <style:table-cell-properties fo:padding="0.097cm" fo:border="none"/>
    </style:style>
    <style:style style:name="Tabelle7" style:family="table">
      <style:table-properties style:width="17.013cm" fo:margin-left="0cm" fo:margin-right="-0.012cm" table:align="margins"/>
    </style:style>
    <style:style style:name="Tabelle7.A" style:family="table-column">
      <style:table-column-properties style:column-width="3.889cm" style:rel-column-width="14982*"/>
    </style:style>
    <style:style style:name="Tabelle7.B" style:family="table-column">
      <style:table-column-properties style:column-width="13.123cm" style:rel-column-width="50553*"/>
    </style:style>
    <style:style style:name="Tabelle7.A1" style:family="table-cell">
      <style:table-cell-properties fo:padding="0.097cm" fo:border="none"/>
    </style:style>
    <style:style style:name="Tabelle12" style:family="table">
      <style:table-properties style:width="17.013cm" fo:margin-left="0cm" fo:margin-right="-0.012cm" table:align="margins"/>
    </style:style>
    <style:style style:name="Tabelle12.A" style:family="table-column">
      <style:table-column-properties style:column-width="3.889cm" style:rel-column-width="14982*"/>
    </style:style>
    <style:style style:name="Tabelle12.B" style:family="table-column">
      <style:table-column-properties style:column-width="13.123cm" style:rel-column-width="50553*"/>
    </style:style>
    <style:style style:name="Tabelle12.A1" style:family="table-cell">
      <style:table-cell-properties fo:padding="0.097cm"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style:font-name="Times New Roman" fo:font-weight="bold" style:font-weight-asian="bold" style:font-weight-complex="bold"/>
    </style:style>
    <style:style style:name="P1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paragraph-properties fo:text-align="start" style:justify-single-word="false"/>
      <style:text-properties style:font-name="Times New Roman" fo:font-weight="normal"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font-name="Courier New"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Horizontal_20_Line">
      <style:text-properties style:font-name="Courier New" fo:font-weight="bold" style:font-weight-asian="bold" style:font-weight-complex="bold"/>
    </style:style>
    <style:style style:name="P20" style:family="paragraph" style:parent-style-name="Standard">
      <style:paragraph-properties fo:text-align="justify" style:justify-single-word="false"/>
      <style:text-properties style:font-name="Courier New" fo:font-weight="bold" style:font-weight-asian="bold" style:font-weight-complex="bold"/>
    </style:style>
    <style:style style:name="P21" style:family="paragraph" style:parent-style-name="Standard">
      <style:paragraph-properties fo:text-align="start" style:justify-single-word="false"/>
      <style:text-properties style:font-name="Courier New" fo:font-weight="bold" style:font-weight-asian="bold" style:font-weight-complex="bold"/>
    </style:style>
    <style:style style:name="P22"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paragraph-properties fo:text-align="justify" style:justify-single-word="false"/>
      <style:text-properties style:font-name="Courier New" fo:font-weight="bold" style:font-weight-asian="bold" style:font-weight-complex="bold"/>
    </style:style>
    <style:style style:name="P28" style:family="paragraph" style:parent-style-name="Standard">
      <style:paragraph-properties fo:text-align="start" style:justify-single-word="false"/>
      <style:text-properties style:font-name="Courier New" fo:font-weight="bold" style:font-weight-asian="bold" style:font-weight-complex="bold"/>
    </style:style>
    <style:style style:name="P29" style:family="paragraph" style:parent-style-name="Standard">
      <style:paragraph-properties fo:text-align="justify" style:justify-single-word="false"/>
      <style:text-properties style:font-name="Times New Roman" fo:font-weight="normal"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33"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34" style:family="paragraph" style:parent-style-name="Standard" style:list-style-name="L2">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Horizontal_20_Line">
      <style:paragraph-properties fo:margin-left="0cm" fo:margin-right="0cm" fo:text-align="justify" style:justify-single-word="false" fo:text-indent="0cm" style:auto-text-indent="false"/>
    </style:style>
    <style:style style:name="P36" style:family="paragraph" style:parent-style-name="Horizontal_20_Line">
      <style:text-properties style:font-name="Courier New" fo:font-weight="bold" style:font-weight-asian="bold" style:font-weight-complex="bold"/>
    </style:style>
    <style:style style:name="P37" style:family="paragraph" style:parent-style-name="Horizontal_20_Line">
      <style:paragraph-properties fo:text-align="justify" style:justify-single-word="false"/>
      <style:text-properties style:font-name="Courier New" fo:font-weight="bold" style:font-weight-asian="bold"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fo:font-weight="normal" style:font-weight-asian="normal" style:font-weight-complex="normal"/>
    </style:style>
    <style:style style:name="T6" style:family="text">
      <style:text-properties style:font-name="Courier New"/>
    </style:style>
    <style:style style:name="T7" style:family="text">
      <style:text-properties style:font-name="Courier New"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dscape LOD generator tes4ll</text:p>
      <text:p text:style-name="P1"/>
      <text:p text:style-name="P1">Reference Manual</text:p>
      <text:p text:style-name="Standard"/>
      <text:p text:style-name="Standard"/>
      <text:p text:style-name="Standard">Author: Gruftikus</text:p>
      <text:p text:style-name="Standard">This Manual refers to v4.10 of tes4ll</text:p>
      <text:p text:style-name="P2"/>
      <text:p text:style-name="P13">I. Introduction</text:p>
      <text:p text:style-name="P2"/>
      <text:p text:style-name="P6">a. Units</text:p>
      <text:p text:style-name="P2"/>
      <text:p text:style-name="P2">Oblivion uses a cell grid. Each of the cells is divided into 4096x4096 units. Moreover, 32x32 cells define a "quad".</text:p>
      <text:p text:style-name="P2"/>
      <text:p text:style-name="P2">Details can be found here:</text:p>
      <text:p text:style-name="P2">http://cs.elderscrolls.com/constwiki/index.php/Oblivion_Units</text:p>
      <text:p text:style-name="P2"/>
      <text:p text:style-name="P6">b. The LOD technique</text:p>
      <text:p text:style-name="P2"/>
      <text:p text:style-name="P2">The Oblivion game engine seems to place all quad meshes with all vertices, even if parts of the LOD are be replaced by the near cells. The LOD vertices, which are located in the near landscape area (by default 3x3 cells) are lowered and therefore burried.</text:p>
      <text:p text:style-name="P2"/>
      <text:p text:style-name="P2">Therefore, it is important that at the cell boundary the triangles are cut. In this case, when lowering the vertex inside the near grid cell, the edge of the cell triangles shares a boundary with a triangle of the LOD. Otherwise one see a void between the near and the far meshes.</text:p>
      <text:p text:style-name="P2"/>
      <text:p text:style-name="P6">c. Warnings</text:p>
      <text:p text:style-name="P2"/>
      <text:p text:style-name="P2">"Triangle with two equal points": Sometimes very small triangles are removed, because they share one vertex point. This appears if two vertices are so close, that they cannot be distinguished.</text:p>
      <text:p text:style-name="P2"/>
      <text:p text:style-name="P2">"Mesh is too dense": this happens when the density is so large at a single point that this local region would be overcrowded. Instead of trying to add more and more points at this place (which would be impossible because a minimum distance is required), the quad will be aborted.</text:p>
      <text:p text:style-name="P2"/>
      <text:p text:style-name="P13">II. General syntax of the batch and start sequence</text:p>
      <text:p text:style-name="P2"/>
      <text:p text:style-name="P6">a. Batch files</text:p>
      <text:p text:style-name="P2"/>
      <text:p text:style-name="P2">The batch files are text files, therefore any text editor can be used for creating and changing these files. </text:p>
      <text:p text:style-name="P2"/>
      <text:p text:style-name="P2">Each batch file is structured in sections, as usual marked in squared brackets</text:p>
      <text:p text:style-name="P2"/>
      <text:p text:style-name="P15">[sectionname]</text:p>
      <text:p text:style-name="P2"/>
      <text:p text:style-name="P2">The part which is read by tes4ll must be marked with <text:span text:style-name="T2">[tes4ll]</text:span>. The other parts are for MGUI. The GUI frontend for tes4ll.</text:p>
      <text:p text:style-name="P2"><text:soft-page-break/></text:p>
      <text:p text:style-name="P2">Comments might be added to the batch file by “<text:span text:style-name="T2">;</text:span>” (like in ini-files) or with “<text:span text:style-name="T2">#</text:span>” (like in unix).</text:p>
      <text:p text:style-name="P2"/>
      <text:p text:style-name="P2">Each command might be followed by options. Options are starting with “-” and assign a value with “=”. The value itself <text:span text:style-name="T3">can</text:span> be included in quotation marks, this is a <text:span text:style-name="T3">must</text:span> if the value has spaces.</text:p>
      <text:p text:style-name="P2"/>
      <text:p text:style-name="P2">The batch file syntax supports flags (i.e. variables). Via these flags the runtime behavior of the batch can be controlled, either with the GUI, or via a Windows-bat-file. The flags can be defined in the tes4ll command line with the -f argument.</text:p>
      <text:p text:style-name="P2"/>
      <text:p text:style-name="P2">Each command might be preceded by a test on a flag condition, which is invoked by a “<text:span text:style-name="T2">@</text:span>” followed by the flag itself. A simple test on the validity of a flag is:</text:p>
      <text:p text:style-name="P2"/>
      <text:p text:style-name="P3">@flagname MyCommand...</text:p>
      <text:p text:style-name="P2"/>
      <text:p text:style-name="P2">A test if the flag is disabled (negation) is indicated by an additional “!”, like</text:p>
      <text:p text:style-name="P2"/>
      <text:p text:style-name="P3">@!flagname MyCommand...</text:p>
      <text:p text:style-name="P2"/>
      <text:p text:style-name="P2">The test for a specific value of a flag can be realized as follows:</text:p>
      <text:p text:style-name="P2"/>
      <text:p text:style-name="P3">@flagname=value MyCommand...</text:p>
      <text:p text:style-name="P2"/>
      <text:p text:style-name="P2">Flags can be combined, like:</text:p>
      <text:p text:style-name="P2"/>
      <text:p text:style-name="P3">@flag1 @flag2 .....</text:p>
      <text:p text:style-name="P2"/>
      <text:p text:style-name="P2">In addition, all mods which are used (either with the -l argument or via <text:span text:style-name="T2">ParseModList</text:span>) are converted to flag names. Spaces in their names are replaced with '_'.</text:p>
      <text:p text:style-name="P2"/>
      <text:p text:style-name="P2">E.g., this command is only executed if Elsweyr Aequina is installed and used in the mod list:</text:p>
      <text:p text:style-name="P2"/>
      <text:p text:style-name="P3">@ElsweyrAnequina.esp Panorama -x=7410 -y=-157980</text:p>
      <text:p text:style-name="P2"/>
      <text:list xml:id="list39542957" text:style-name="L2">
        <text:list-item>
          <text:p text:style-name="P34">Command list</text:p>
          <text:p text:style-name="P25"/>
        </text:list-item>
      </text:list>
      <text:p text:style-name="P6">a. Options</text:p>
      <text:p text:style-name="P3"/>
      <text:p text:style-name="P11">General syntax:</text:p>
      <text:p text:style-name="P3"/>
      <text:p text:style-name="P3">SetOption [option list]</text:p>
      <text:p text:style-name="P2"/>
      <text:p text:style-name="Horizontal_20_Line"/>
      <text:p text:style-name="P6"><text:span text:style-name="T1">SetOption -mindistance=...</text:span></text:p>
      <text:p text:style-name="P2"/>
      <text:p text:style-name="P2">Set the absolute minimal distance between any vertex point placement (this is only ignored by the <text:span text:style-name="T2">SetVertex</text:span> and <text:span text:style-name="T2">ReadDataFile</text:span> commands).</text:p>
      <text:p text:style-name="P2"/>
      <text:p text:style-name="P3">SetOption -createpedestals</text:p>
      <text:p text:style-name="P2"/>
      <text:p text:style-name="P2">With this option all meshes are generated with outer, vertically oriented triangles which form a <text:soft-page-break/>pedestal below the landscape. If you look carefully to the meshes from the CS one can see that they have not only an upper surface, but also triangles around the outer frame. The reason for this is that otherwise the mixing of meshes lead to gaps in the landscape. These gaps are filled with a vertical wall (which later can appear as ugly "steps" between the original meshes).</text:p>
      <text:p text:style-name="P2"/>
      <text:p text:style-name="P2">If one generates always the complete meshes with tes4ll after any installation of landscape changers (i.e. when overwriting <text:span text:style-name="T2">\meshes\landscape\lod</text:span>), this option should be kept disabled. It saves triangles. But if LOD meshes should be overwritten or only party regenerated with tes4ll, this option must be enabled.</text:p>
      <text:p text:style-name="P2"/>
      <text:p text:style-name="P3">SetOption -worldspace=...</text:p>
      <text:p text:style-name="P2"/>
      <text:p text:style-name="P2">Replaces the "60" in the NIF file name (the number of of Tamriel) by a different number.</text:p>
      <text:p text:style-name="P2"/>
      <text:p text:style-name="P3">SetOption -installdirectory=...</text:p>
      <text:p text:style-name="P2"/>
      <text:p text:style-name="P2">Defines the installation path for the files. Use the keyword <text:span text:style-name="T2">$_gamedir</text:span> for the original game path.</text:p>
      <text:p text:style-name="P2"/>
      <text:p text:style-name="P3">SetOption -minheight=...</text:p>
      <text:p text:style-name="P2"/>
      <text:p text:style-name="P2">Set the height to this minimum. Must be defined before <text:span text:style-name="T2">GenerateHeightMap</text:span> is called.</text:p>
      <text:p text:style-name="P2"/>
      <text:p text:style-name="P3">SetOption -useshapes</text:p>
      <text:p text:style-name="P2"/>
      <text:p text:style-name="P2">Uses tri-shapes instead of tri-strips. With this option tes4ll generates the nifs much faster and can handle more triangles. However, the files are larger and the FPS could be slightly lower. Feel free to use this option and test the impact on the performance. If you go for more than 13000 vertices, this option is obligatory.</text:p>
      <text:p text:style-name="P2"/>
      <text:p text:style-name="P3">SetOption -use16bit</text:p>
      <text:p text:style-name="P2"/>
      <text:p text:style-name="P2">Use 16 bit numbers (quasi-shorts with a dynamic range of -122880 to 122880) instead of 32-bit floats for the matrices. Requires less memory consumption of the tes4ll executable. Use this only if you run out of memory. This is the case for the Tamriel Heightmaps (made by Onra). </text:p>
      <text:p text:style-name="P2"/>
      <text:p text:style-name="P3">SetOption -ddstool="..."</text:p>
      <text:p text:style-name="P2"/>
      <text:p text:style-name="P2">Selects the command for the “bmp to dds” conversion. Used by tes4ll for the normal map generation and the build-in TES4qLOD.</text:p>
      <text:p text:style-name="P2"/>
      <text:p text:style-name="P3">SetOption -lodshadows</text:p>
      <text:p text:style-name="P2"/>
      <text:p text:style-name="P2">Generates the normal maps with "faked terrain shadows" [normal maps only].</text:p>
      <text:p text:style-name="P2"/>
      <text:p text:style-name="P3">SetOption -zboost=...</text:p>
      <text:p text:style-name="P2"/>
      <text:p text:style-name="P2">Virtually elongates the z-direction before calculation the normal vector (default 1). Enhances the contrast.</text:p>
      <text:p text:style-name="P2"/>
      <text:p text:style-name="P2">For the "lodshadows" this parameter is used to steer the "north flip", i.e. making the valleys more dark.</text:p>
      <text:p text:style-name="P2"/>
      <text:p text:style-name="P3"><text:soft-page-break/>SetOption -bmpscaling=...</text:p>
      <text:p text:style-name="P2"/>
      <text:p text:style-name="P2">Scales the bmp's before writing the files. The value must be a fraction of 1 (0.5, 0.25, 0.125, etc).</text:p>
      <text:p text:style-name="P2"/>
      <text:p text:style-name="Horizontal_20_Line"/>
      <text:p text:style-name="P2"><text:span text:style-name="T4">b. Miscellaneous</text:span></text:p>
      <text:p text:style-name="P2"/>
      <text:p text:style-name="P3">SetPath -value=...</text:p>
      <text:p text:style-name="P3"/>
      <text:p text:style-name="P11">Changes the executable patch (like chdir).</text:p>
      <text:p text:style-name="P2"/>
      <text:p text:style-name="Horizontal_20_Line"/>
      <text:p text:style-name="P3">ParseModList</text:p>
      <text:p text:style-name="P2"/>
      <text:p text:style-name="P2">Reads the mod list from Plugins.txt or from the -l argument. The mod-flags are added to the list of flags. Spaces in flag names are converted to '_'.</text:p>
      <text:p text:style-name="P2"/>
      <text:p text:style-name="Horizontal_20_Line"/>
      <text:p text:style-name="P3">CallTesannwyn</text:p>
      <text:p text:style-name="P2"/>
      <text:p text:style-name="P2">Calls <text:span text:style-name="T2">TESAnnwyn.exe</text:span> and reads the <text:span text:style-name="T2">-x</text:span> and <text:span text:style-name="T2">-y</text:span> position. TESAnnwyn must be installed.</text:p>
      <text:p text:style-name="P2"/>
      <text:p text:style-name="Horizontal_20_Line"/>
      <text:p text:style-name="P3">CallTes4qlod -options="..." [-silent]</text:p>
      <text:p text:style-name="P2"/>
      <text:p text:style-name="P2">Calls the build-in tes4qlod.exe (<text:span text:style-name="T4">no external TES4qLOD is required</text:span>). The option are the same as described in the original TES4qLOD README, but <text:span text:style-name="T3">without</text:span> the worldspace name and the mod list. These two arguments are added by tes4ll.</text:p>
      <text:p text:style-name="P2"/>
      <text:p text:style-name="P2">For details about the handling of TES4qLOD, see the description there.</text:p>
      <text:p text:style-name="P2"/>
      <table:table table:name="Tabelle4" table:style-name="Tabelle4">
        <table:table-column table:style-name="Tabelle4.A"/>
        <table:table-column table:style-name="Tabelle4.B"/>
        <table:table-row>
          <table:table-cell table:style-name="Tabelle4.A1" office:value-type="string">
            <text:p text:style-name="P3">-options</text:p>
          </table:table-cell>
          <table:table-cell table:style-name="Tabelle4.A1" office:value-type="string">
            <text:p text:style-name="P2">TES4qLOD options as described in the TES4qLOD manual, but without the wordspace and the mod list.</text:p>
          </table:table-cell>
        </table:table-row>
        <table:table-row>
          <table:table-cell table:style-name="Tabelle4.A1" office:value-type="string">
            <text:p text:style-name="P3">-silent</text:p>
          </table:table-cell>
          <table:table-cell table:style-name="Tabelle4.A1" office:value-type="string">
            <text:p text:style-name="P2">Suppress any text output.</text:p>
          </table:table-cell>
        </table:table-row>
      </table:table>
      <text:p text:style-name="P2"/>
      <text:p text:style-name="P2">E.g. to generate textures with alpha blending one has to use:</text:p>
      <text:p text:style-name="P2"/>
      <text:p text:style-name="P3">CallTes4qlod -options="-q 1 -a" </text:p>
      <text:p text:style-name="P2"/>
      <text:p text:style-name="Horizontal_20_Line"/>
      <text:p text:style-name="P3">ReadHeightmap [-n=...]</text:p>
      <text:p text:style-name="P2"/>
      <text:p text:style-name="P2">Reads the bitmap with the heightmap information. The position is either taken from the TESAnnwyn command (see above) or from the -x and -y argument of the tes4ll command line.</text:p>
      <text:p text:style-name="P2"/>
      <table:table table:name="Tabelle5" table:style-name="Tabelle5">
        <table:table-column table:style-name="Tabelle5.A"/>
        <table:table-column table:style-name="Tabelle5.B"/>
        <table:table-row>
          <table:table-cell table:style-name="Tabelle5.A1" office:value-type="string">
            <text:p text:style-name="P3">-n </text:p>
          </table:table-cell>
          <table:table-cell table:style-name="Tabelle5.A1" office:value-type="string">
            <text:p text:style-name="P2">Scaling parameter (1 [default], 2 or 4). Used for normal maps only.</text:p>
          </table:table-cell>
        </table:table-row>
      </table:table>
      <text:p text:style-name="P2"/>
      <text:p text:style-name="Horizontal_20_Line"/>
      <text:p text:style-name="P3"><text:soft-page-break/>SetHeight -z=... [-gameunits]</text:p>
      <text:p text:style-name="P3"/>
      <text:p text:style-name="P11">Sets the height in a specific area (use a foci command before, see below). If <text:span text:style-name="T2">-gameunits </text:span>is set, the height is in game units, otherwise in heightmap units.</text:p>
      <text:p text:style-name="P2"/>
      <text:p text:style-name="Horizontal_20_Line"/>
      <text:p text:style-name="P3">Filter -n=...</text:p>
      <text:p text:style-name="P2"/>
      <text:p text:style-name="P2">Calculates the derivatives of the heightmap by using a filter. This avoids that the search for the slopes is sensitive to local fluctuations.</text:p>
      <text:p text:style-name="P2"/>
      <table:table table:name="Tabelle6" table:style-name="Tabelle6">
        <table:table-column table:style-name="Tabelle6.A"/>
        <table:table-column table:style-name="Tabelle6.B"/>
        <table:table-row>
          <table:table-cell table:style-name="Tabelle6.A1" office:value-type="string">
            <text:p text:style-name="P3">-n</text:p>
          </table:table-cell>
          <table:table-cell table:style-name="Tabelle6.A1" office:value-type="string">
            <text:p text:style-name="P2">Filter radius (4 is recommended).</text:p>
          </table:table-cell>
        </table:table-row>
      </table:table>
      <text:p text:style-name="P2"/>
      <text:p text:style-name="Horizontal_20_Line"/>
      <text:p text:style-name="P3">Exit</text:p>
      <text:p text:style-name="P2"/>
      <text:p text:style-name="P2">Ends the batch processing and quits tes4ll.</text:p>
      <text:p text:style-name="P2"/>
      <text:p text:style-name="Horizontal_20_Line"/>
      <text:p text:style-name="P6">c. Vertex point placement</text:p>
      <text:p text:style-name="P6"/>
      <text:p text:style-name="P3">SetVertex -x=... -y=... <text:s/></text:p>
      <text:p text:style-name="P2"/>
      <text:p text:style-name="P2">Sets exactly one single vertex at the given position. Hence it can be used to repair floating objects, bad parts landscape, and so on. </text:p>
      <text:p text:style-name="P2"/>
      <table:table table:name="Tabelle11" table:style-name="Tabelle11">
        <table:table-column table:style-name="Tabelle11.A"/>
        <table:table-column table:style-name="Tabelle11.B"/>
        <table:table-row>
          <table:table-cell table:style-name="Tabelle11.A1" office:value-type="string">
            <text:p text:style-name="P3">-x </text:p>
          </table:table-cell>
          <table:table-cell table:style-name="Tabelle11.A1" office:value-type="string">
            <text:p text:style-name="P2">X position in game units</text:p>
          </table:table-cell>
        </table:table-row>
        <table:table-row>
          <table:table-cell table:style-name="Tabelle11.A1" office:value-type="string">
            <text:p text:style-name="P3">-y</text:p>
          </table:table-cell>
          <table:table-cell table:style-name="Tabelle11.A1" office:value-type="string">
            <text:p text:style-name="P2">Y position in game units</text:p>
          </table:table-cell>
        </table:table-row>
      </table:table>
      <text:p text:style-name="P2"/>
      <text:p text:style-name="Horizontal_20_Line"/>
      <text:p text:style-name="P3">ReadDataFile -filename=...dat</text:p>
      <text:p text:style-name="P2"/>
      <text:p text:style-name="P2">Works similar to SetVertex, but the x,y positions come as a data file, which contains the coordinates separated by spaces:</text:p>
      <text:p text:style-name="P2">x1 y1</text:p>
      <text:p text:style-name="P2">x2 y2</text:p>
      <text:p text:style-name="P2">....</text:p>
      <text:p text:style-name="P2">Comments (with “<text:span text:style-name="T2">;</text:span>” or “<text:span text:style-name="T2">#</text:span>”) or section names (<text:span text:style-name="T2">[…]</text:span>) can be added in the data file.</text:p>
      <text:p text:style-name="P2"/>
      <table:table table:name="Tabelle10" table:style-name="Tabelle10">
        <table:table-column table:style-name="Tabelle10.A"/>
        <table:table-column table:style-name="Tabelle10.B"/>
        <table:table-row>
          <table:table-cell table:style-name="Tabelle10.A1" office:value-type="string">
            <text:p text:style-name="P3">-filename </text:p>
          </table:table-cell>
          <table:table-cell table:style-name="Tabelle10.A1" office:value-type="string">
            <text:p text:style-name="P2">The name of the data file.</text:p>
          </table:table-cell>
        </table:table-row>
      </table:table>
      <text:p text:style-name="P2"/>
      <text:p text:style-name="Horizontal_20_Line"/>
      <text:p text:style-name="P3">SetGrid -x=... -y=...</text:p>
      <text:p text:style-name="P7"/>
      <text:p text:style-name="P7">This sets vertices with a fixed grid pattern.</text:p>
      <text:p text:style-name="P7"/>
      <text:p text:style-name="P7">Example: </text:p>
      <text:p text:style-name="P3">SetGrid -x=4096 -y=4096</text:p>
      <text:p text:style-name="P7"><text:soft-page-break/>sets the grid points at all edges of the cells.</text:p>
      <text:p text:style-name="P2"/>
      <table:table table:name="Tabelle8" table:style-name="Tabelle8">
        <table:table-column table:style-name="Tabelle8.A"/>
        <table:table-column table:style-name="Tabelle8.B"/>
        <table:table-row>
          <table:table-cell table:style-name="Tabelle8.A1" office:value-type="string">
            <text:p text:style-name="P3">-x, -y</text:p>
          </table:table-cell>
          <table:table-cell table:style-name="Tabelle8.A1" office:value-type="string">
            <text:p text:style-name="P2">Distance of the grid (in game units).</text:p>
          </table:table-cell>
        </table:table-row>
      </table:table>
      <text:p text:style-name="P2"/>
      <text:p text:style-name="Horizontal_20_Line"/>
      <text:p text:style-name="P3">BreakAtGrid -x=... -y=... -max=... <text:s/>-zmin=...</text:p>
      <text:p text:style-name="P2"/>
      <text:p text:style-name="P2">Works as "wall remover" in order to avoid the ugly steps between the near and the far LOD meshes.</text:p>
      <text:p text:style-name="P2"/>
      <text:p text:style-name="P2">It places a grid of virtual lines on into your world. At each line the algorithm checks if the difference in height of the linear interpolation between the two grid points and the real heightmap is larger as the "max"-threshold. In this case, the grid line is split into two segments at the point which has the largest difference. The “<text:span text:style-name="T2">mindistance</text:span>”-value is taken into account.</text:p>
      <text:p text:style-name="P2"/>
      <text:p text:style-name="P2">For the two new segments this procedure is repeated. This is done iteratively until no more space is left to place (within the mindistance-condition) new break points.</text:p>
      <text:p text:style-name="P2"/>
      <table:table table:name="Tabelle9" table:style-name="Tabelle9">
        <table:table-column table:style-name="Tabelle9.A"/>
        <table:table-column table:style-name="Tabelle9.B"/>
        <table:table-row>
          <table:table-cell table:style-name="Tabelle9.A1" office:value-type="string">
            <text:p text:style-name="P3">-x, -y</text:p>
          </table:table-cell>
          <table:table-cell table:style-name="Tabelle9.A1" office:value-type="string">
            <text:p text:style-name="P2"/>
          </table:table-cell>
        </table:table-row>
        <table:table-row>
          <table:table-cell table:style-name="Tabelle9.A1" office:value-type="string">
            <text:p text:style-name="P3">-max</text:p>
          </table:table-cell>
          <table:table-cell table:style-name="Tabelle9.A1" office:value-type="string">
            <text:p text:style-name="P2"/>
          </table:table-cell>
        </table:table-row>
        <table:table-row>
          <table:table-cell table:style-name="Tabelle9.A1" office:value-type="string">
            <text:p text:style-name="P3">-zmin</text:p>
          </table:table-cell>
          <table:table-cell table:style-name="Tabelle9.A1" office:value-type="string">
            <text:p text:style-name="P2"/>
          </table:table-cell>
        </table:table-row>
      </table:table>
      <text:p text:style-name="P2"/>
      <text:p text:style-name="Horizontal_20_Line"/>
      <text:p text:style-name="P3">Panorama -x=... -y=...</text:p>
      <text:p text:style-name="P2"/>
      <text:p text:style-name="P2">Puts a virtual observer at the given position (x,y) and calculates the highest visible point of the landscape (i.e. the horizon) in a 360 degree view mode visible by this observer.</text:p>
      <text:p text:style-name="P2"/>
      <text:p text:style-name="P2">Can be used to increase quality of the horizon (the shape of the mountains) from a single points of view (e.g. a player home).</text:p>
      <text:p text:style-name="P2"/>
      <table:table table:name="Tabelle20" table:style-name="Tabelle20">
        <table:table-column table:style-name="Tabelle20.A"/>
        <table:table-column table:style-name="Tabelle20.B"/>
        <table:table-row>
          <table:table-cell table:style-name="Tabelle20.A1" office:value-type="string">
            <text:p text:style-name="P3">-x, -y</text:p>
          </table:table-cell>
          <table:table-cell table:style-name="Tabelle20.A1" office:value-type="string">
            <text:p text:style-name="P2">Position of the view point. </text:p>
          </table:table-cell>
        </table:table-row>
      </table:table>
      <text:p text:style-name="P2"/>
      <text:p text:style-name="P19"/>
      <text:p text:style-name="P3">ContourLine -x=... -y=... -z=... [-offsetx=... -offsety=... </text:p>
      <text:p text:style-name="P3"><text:s text:c="12"/>-findmin -findmax -onlyintracell] <text:s text:c="6"/></text:p>
      <text:p text:style-name="P2"/>
      <text:p text:style-name="P2">This command has 2 operation modi:</text:p>
      <text:p text:style-name="P2"/>
      <text:list xml:id="list38592032" text:style-name="L1">
        <text:list-item>
          <text:p text:style-name="P24">If called <text:span text:style-name="T3">before </text:span>the triangulation it is searching for contours (also called "breakline"). Starting at the offset position, a virtual grid (with <text:span text:style-name="T2">-x</text:span> and <text:span text:style-name="T2">-y </text:span>as distances) is applied. </text:p>
          <text:p text:style-name="P24"/>
          <text:p text:style-name="P24">In the following, for each outer line of the grid box, the algorithm checks if the heightmap crosses the defined contour height "<text:span text:style-name="T2">-z</text:span>". If this is the case a vertex is set with a position close to the breakline.</text:p>
          <text:p text:style-name="P24"/>
        </text:list-item>
        <text:list-item>
          <text:p text:style-name="P24"><text:span text:style-name="T3">After</text:span> the triangulation it is searching for triangles which cross the height -z and try to split them [VERY EXPERIMENTAL, leads to small gaps between the triangles]</text:p>
        </text:list-item>
      </text:list>
      <text:p text:style-name="P2"/>
      <table:table table:name="Tabelle19" table:style-name="Tabelle19">
        <table:table-column table:style-name="Tabelle19.A"/>
        <table:table-column table:style-name="Tabelle19.B"/>
        <text:soft-page-break/>
        <table:table-row>
          <table:table-cell table:style-name="Tabelle19.A1" office:value-type="string">
            <text:p text:style-name="P3">-x, -y</text:p>
          </table:table-cell>
          <table:table-cell table:style-name="Tabelle19.A1" office:value-type="string">
            <text:p text:style-name="P2">Distance of the virtual grid (in game units).</text:p>
          </table:table-cell>
        </table:table-row>
        <table:table-row>
          <table:table-cell table:style-name="Tabelle19.A1" office:value-type="string">
            <text:p text:style-name="P3">-z</text:p>
          </table:table-cell>
          <table:table-cell table:style-name="Tabelle19.A1" office:value-type="string">
            <text:p text:style-name="P2">Height for the contour line.</text:p>
          </table:table-cell>
        </table:table-row>
        <table:table-row>
          <table:table-cell table:style-name="Tabelle19.A1" office:value-type="string">
            <text:p text:style-name="P3">-offsetx, -offsety</text:p>
          </table:table-cell>
          <table:table-cell table:style-name="Tabelle19.A1" office:value-type="string">
            <text:p text:style-name="P2">Start point for the virtual grid.</text:p>
          </table:table-cell>
        </table:table-row>
        <table:table-row>
          <table:table-cell table:style-name="Tabelle19.A1" office:value-type="string">
            <text:p text:style-name="P3">-findmin, -findmax</text:p>
          </table:table-cell>
          <table:table-cell table:style-name="Tabelle19.A1" office:value-type="string">
            <text:p text:style-name="P2">Options which look for the lowest/highest point between two breakline points. This helps to avoids direct connections between <text:s/>breakline points after the Delaunay triangulation.</text:p>
          </table:table-cell>
        </table:table-row>
        <table:table-row>
          <table:table-cell table:style-name="Tabelle19.A1" office:value-type="string">
            <text:p text:style-name="P3">-onlyintracell</text:p>
          </table:table-cell>
          <table:table-cell table:style-name="Tabelle19.A1" office:value-type="string">
            <text:p text:style-name="P2">Restricts the finding of the min/max points to be in the same single cell as with the breakline point.</text:p>
          </table:table-cell>
        </table:table-row>
      </table:table>
      <text:p text:style-name="P2"/>
      <text:p text:style-name="P19"/>
      <text:p text:style-name="P3">CreatePolygon -name=”...” -x1=... -y1=... -x2=... -y2=... </text:p>
      <text:p text:style-name="P3"/>
      <text:p text:style-name="P11">Creates a polygon with the name “<text:span text:style-name="T2">-name</text:span>”. Polygons (which must be defined before the Delaunay triangulation) can be used to re-shape the triangle net after the triangulation.</text:p>
      <text:p text:style-name="P2"/>
      <table:table table:name="Tabelle3" table:style-name="Tabelle3">
        <table:table-column table:style-name="Tabelle3.A"/>
        <table:table-column table:style-name="Tabelle3.B"/>
        <table:table-row>
          <table:table-cell table:style-name="Tabelle3.A1" office:value-type="string">
            <text:p text:style-name="P4">-x1, -y2,<text:line-break/>-x2, -y2</text:p>
          </table:table-cell>
          <table:table-cell table:style-name="Tabelle3.A1" office:value-type="string">
            <text:p text:style-name="P2">Position of the first initial two edge points of a polygon.</text:p>
          </table:table-cell>
        </table:table-row>
        <table:table-row>
          <table:table-cell table:style-name="Tabelle3.A1" office:value-type="string">
            <text:p text:style-name="P4">-name</text:p>
          </table:table-cell>
          <table:table-cell table:style-name="Tabelle3.A1" office:value-type="string">
            <text:p text:style-name="P2">Name of the polygon. Must be unique.</text:p>
          </table:table-cell>
        </table:table-row>
      </table:table>
      <text:p text:style-name="P2"/>
      <text:p text:style-name="P19"/>
      <text:p text:style-name="P3">AddVertexToPolygon -name=”...” -x=... -y=...</text:p>
      <text:p text:style-name="P3"/>
      <text:p text:style-name="P11">Adds the next vertex to a polygon.</text:p>
      <text:p text:style-name="P2"/>
      <table:table table:name="Tabelle7" table:style-name="Tabelle7">
        <table:table-column table:style-name="Tabelle7.A"/>
        <table:table-column table:style-name="Tabelle7.B"/>
        <table:table-row>
          <table:table-cell table:style-name="Tabelle7.A1" office:value-type="string">
            <text:p text:style-name="P4">-x, -y</text:p>
          </table:table-cell>
          <table:table-cell table:style-name="Tabelle7.A1" office:value-type="string">
            <text:p text:style-name="P2">Position of the next edge points of a polygon.</text:p>
          </table:table-cell>
        </table:table-row>
        <table:table-row>
          <table:table-cell table:style-name="Tabelle7.A1" office:value-type="string">
            <text:p text:style-name="P4">-name</text:p>
          </table:table-cell>
          <table:table-cell table:style-name="Tabelle7.A1" office:value-type="string">
            <text:p text:style-name="P2">Name of the polygon. Must be already existing.</text:p>
          </table:table-cell>
        </table:table-row>
      </table:table>
      <text:p text:style-name="P2"/>
      <text:p text:style-name="P37"/>
      <text:p text:style-name="P3">ReadPolygonDataFile -filename=... [-name=...]</text:p>
      <text:p text:style-name="P3"/>
      <text:p text:style-name="P11">Reads the vertex points of a single polygon or a list of polygons from a data file which has the same form for a single polygon like for ReadDataFile: </text:p>
      <text:p text:style-name="P3">x1 y1</text:p>
      <text:p text:style-name="P3">x2 y2</text:p>
      <text:p text:style-name="P3">....</text:p>
      <text:p text:style-name="P11"><text:span text:style-name="T3">or</text:span>, if a list of polygons should be read:</text:p>
      <text:p text:style-name="P3">[polygonname1]</text:p>
      <text:p text:style-name="P3">x1 y1</text:p>
      <text:p text:style-name="P3">x2 y2</text:p>
      <text:p text:style-name="P3">....</text:p>
      <text:p text:style-name="P3">[polygonname2]</text:p>
      <text:p text:style-name="P3">x1 y1</text:p>
      <text:p text:style-name="P3">x2 y2</text:p>
      <text:p text:style-name="P3">....</text:p>
      <text:p text:style-name="P11"/>
      <text:p text:style-name="P2"/>
      <table:table table:name="Tabelle12" table:style-name="Tabelle12">
        <table:table-column table:style-name="Tabelle12.A"/>
        <table:table-column table:style-name="Tabelle12.B"/>
        <text:soft-page-break/>
        <table:table-row>
          <table:table-cell table:style-name="Tabelle12.A1" office:value-type="string">
            <text:p text:style-name="P4">-filename</text:p>
          </table:table-cell>
          <table:table-cell table:style-name="Tabelle12.A1" office:value-type="string">
            <text:p text:style-name="P2">File name of the data file.</text:p>
          </table:table-cell>
        </table:table-row>
        <table:table-row>
          <table:table-cell table:style-name="Tabelle12.A1" office:value-type="string">
            <text:p text:style-name="P4">-name</text:p>
          </table:table-cell>
          <table:table-cell table:style-name="Tabelle12.A1" office:value-type="string">
            <text:p text:style-name="P2">Name of the polygon <text:span text:style-name="T3">if the data file has no [...] sections and contains only one polygon</text:span>. Must be unique.</text:p>
          </table:table-cell>
        </table:table-row>
      </table:table>
      <text:p text:style-name="P2"/>
      <text:p text:style-name="P37"/>
      <text:p text:style-name="P6">d. Focus</text:p>
      <text:p text:style-name="P6"/>
      <text:p text:style-name="P3"><text:span text:style-name="T5">These commands define the valid area in advance for the following commands. This means that the commands or algorithms which comes after the focus are restricted to the defined region</text:span>.</text:p>
      <text:p text:style-name="P2"/>
      <text:p text:style-name="P19"/>
      <text:p text:style-name="P3">FocusAll</text:p>
      <text:p text:style-name="P2"/>
      <text:p text:style-name="P2">Use the entire worldspace.</text:p>
      <text:p text:style-name="P2"/>
      <text:p text:style-name="P19"/>
      <text:p text:style-name="P4">FocusQuad -x=... -y=...</text:p>
      <text:p text:style-name="P2"/>
      <text:p text:style-name="P2">Use only one single quad. </text:p>
      <text:p text:style-name="P2"/>
      <table:table table:name="Tabelle15" table:style-name="Tabelle15">
        <table:table-column table:style-name="Tabelle15.A"/>
        <table:table-column table:style-name="Tabelle15.B"/>
        <table:table-row>
          <table:table-cell table:style-name="Tabelle15.A1" office:value-type="string">
            <text:p text:style-name="P3">-x, -y</text:p>
          </table:table-cell>
          <table:table-cell table:style-name="Tabelle15.A1" office:value-type="string">
            <text:p text:style-name="P2">Quad number. The numbering is consecutive, i.e. "-x=0 -y=0" is the center quad, whereas "-x=1 -y=0" is the quad "32,00".</text:p>
          </table:table-cell>
        </table:table-row>
      </table:table>
      <text:p text:style-name="Standard"/>
      <text:p text:style-name="Horizontal_20_Line"/>
      <text:p text:style-name="P4">FocusRec -x1=... -y1=... -x2=... -y2=...</text:p>
      <text:p text:style-name="P2"/>
      <text:p text:style-name="P2">Use only rectangular area. </text:p>
      <text:p text:style-name="P2"/>
      <table:table table:name="Tabelle2" table:style-name="Tabelle2">
        <table:table-column table:style-name="Tabelle2.A"/>
        <table:table-column table:style-name="Tabelle2.B"/>
        <table:table-row>
          <table:table-cell table:style-name="Tabelle2.A1" office:value-type="string">
            <text:p text:style-name="P3">-x1, -y1</text:p>
          </table:table-cell>
          <table:table-cell table:style-name="Tabelle2.A1" office:value-type="string">
            <text:p text:style-name="P2">Lower left point (in game units)</text:p>
          </table:table-cell>
        </table:table-row>
        <table:table-row>
          <table:table-cell table:style-name="Tabelle2.A1" office:value-type="string">
            <text:p text:style-name="P3">-x2, -y2</text:p>
          </table:table-cell>
          <table:table-cell table:style-name="Tabelle2.A1" office:value-type="string">
            <text:p text:style-name="P2">Upper right point (in game units)</text:p>
          </table:table-cell>
        </table:table-row>
      </table:table>
      <text:p text:style-name="Standard"/>
      <text:p text:style-name="Standard">NB: <text:span text:style-name="T2">x1</text:span> must be smaller as <text:span text:style-name="T2">x2</text:span>, and <text:span text:style-name="T2">y1</text:span> must be smaller as <text:span text:style-name="T2">y2</text:span>.</text:p>
      <text:p text:style-name="Standard"/>
      <text:p text:style-name="Horizontal_20_Line"/>
      <text:p text:style-name="P10">e. Density algorithms</text:p>
      <text:p text:style-name="P4"/>
      <text:p text:style-name="P11">These commands do not directly set the vertex points, but define only the density function. The vertex points are then set later using a combination of all your algorithms.</text:p>
      <text:p text:style-name="P12"/>
      <text:p text:style-name="P12">The foci can be used to define an algorithm to be valid for a specific region only.</text:p>
      <text:p text:style-name="P12"/>
      <text:p text:style-name="P12">More generally speaking, the algorithms form a list:</text:p>
      <text:p text:style-name="P12"/>
      <text:p text:style-name="P4">Alg1 ....</text:p>
      <text:p text:style-name="P4">Alg2 ....</text:p>
      <text:p text:style-name="P4">....</text:p>
      <text:p text:style-name="P4"/>
      <text:p text:style-name="P12"><text:soft-page-break/>The common syntax is:</text:p>
      <text:p text:style-name="P12"/>
      <text:p text:style-name="P4">AlgXXX -multiply=... -add=...</text:p>
      <text:p text:style-name="P12"/>
      <text:p text:style-name="P12">The -multiply and -add values are used to define, how the different algorithms are concated. </text:p>
      <text:p text:style-name="P12"/>
      <text:p text:style-name="P12">The behavior is as follows: first, the value v_i of a specific algorithm is added to the running value v_r, after this operation the multiplication is done:</text:p>
      <text:p text:style-name="P12"/>
      <text:p text:style-name="P12">v_(r+1) = (v_r + c_add * v_i) * c_multiply * v_r</text:p>
      <text:p text:style-name="P12"/>
      <text:p text:style-name="P12">where <text:s/>c_add and <text:s/>c_multiply are the constants defined by <text:span text:style-name="T2">-multiply</text:span> and <text:span text:style-name="T2">-add</text:span>, respectively.</text:p>
      <text:p text:style-name="P9"/>
      <text:p text:style-name="Horizontal_20_Line"/>
      <text:p text:style-name="P4">AlgFirstOrder</text:p>
      <text:p text:style-name="P4"/>
      <text:p text:style-name="P11">The value v_i is proportional to the second derivative of the height (the curvature), see also "<text:span text:style-name="T2">Filter</text:span>".</text:p>
      <text:p text:style-name="P9"/>
      <text:p text:style-name="Horizontal_20_Line"/>
      <text:p text:style-name="P4">AlgSecondOrder</text:p>
      <text:p text:style-name="P2"/>
      <text:p text:style-name="P2">The value v_i is proportional to the second derivative of the height (the curvature), see also "Filter"</text:p>
      <text:p text:style-name="P2"/>
      <text:p text:style-name="Horizontal_20_Line"/>
      <text:p text:style-name="P4">AlgLayer -lowest=... -highest=... -minval=... -maxval=...</text:p>
      <text:p text:style-name="P2"/>
      <text:p text:style-name="P2">Enhances a layer (a band of the height) for z-values between “<text:span text:style-name="T2">-lowest</text:span>“ and “<text:span text:style-name="T2">-highest</text:span>“. Inside this layer the value v_i is <text:span text:style-name="T2">-maxval</text:span>, outside it is <text:span text:style-name="T2">-minval</text:span>. If maxval is <text:span text:style-name="T3">lower</text:span> as minval, the density is reduced.</text:p>
      <text:p text:style-name="P2"/>
      <table:table table:name="Tabelle18" table:style-name="Tabelle18">
        <table:table-column table:style-name="Tabelle18.A"/>
        <table:table-column table:style-name="Tabelle18.B"/>
        <table:table-row>
          <table:table-cell table:style-name="Tabelle18.A1" office:value-type="string">
            <text:p text:style-name="P3">-lowest, -highest</text:p>
          </table:table-cell>
          <table:table-cell table:style-name="Tabelle18.A1" office:value-type="string">
            <text:p text:style-name="P2">Height range of the layer.</text:p>
          </table:table-cell>
        </table:table-row>
        <table:table-row>
          <table:table-cell table:style-name="Tabelle18.A1" office:value-type="string">
            <text:p text:style-name="P3">-minval</text:p>
          </table:table-cell>
          <table:table-cell table:style-name="Tabelle18.A1" office:value-type="string">
            <text:p text:style-name="P8">Value outside of the layer. </text:p>
          </table:table-cell>
        </table:table-row>
        <table:table-row>
          <table:table-cell table:style-name="Tabelle18.A1" office:value-type="string">
            <text:p text:style-name="P3">-maxval</text:p>
          </table:table-cell>
          <table:table-cell table:style-name="Tabelle18.A1" office:value-type="string">
            <text:p text:style-name="P8">Value inside of the layer.</text:p>
          </table:table-cell>
        </table:table-row>
      </table:table>
      <text:p text:style-name="P2"/>
      <text:p text:style-name="Horizontal_20_Line"/>
      <text:p text:style-name="P3">AlgLinear -lowest=... -highest=... -minval=... -maxval=...</text:p>
      <text:p text:style-name="P2"/>
      <text:p text:style-name="P2">Similar to <text:span text:style-name="T2">AlgLayer</text:span>, but uses a linear interpolation between <text:span text:style-name="T2">-lowest</text:span> and <text:span text:style-name="T2">-highest</text:span>. <text:span text:style-name="T2">-minval</text:span> is the value at <text:span text:style-name="T2">-lowest</text:span>, and <text:span text:style-name="T2">-maxval</text:span> the value at<text:span text:style-name="T2"> -highest</text:span>.</text:p>
      <text:p text:style-name="P2"/>
      <text:p text:style-name="P2">If <text:span text:style-name="T2">-maxval </text:span>is larger as <text:span text:style-name="T2">-minval</text:span>, the density at higher points is larger, otherwise it is smaller.</text:p>
      <text:p text:style-name="P2"/>
      <text:p text:style-name="Horizontal_20_Line"/>
      <text:p text:style-name="P3">AlgPeakFinder -radius=... -scanradius=... -lowest=... </text:p>
      <text:p text:style-name="P3"><text:s text:c="14"/>-maxval=... -minval=... [-linear]</text:p>
      <text:p text:style-name="P2"/>
      <text:p text:style-name="P2"><text:soft-page-break/>This command can be used to improve the mountain peaks. In each circle with the radius "-scanradius" the highest point is scanned. The density will be improved in a circle with the radius "-radius" around each found peak. The value inside this circle is "-maxval" whereas outside it is limited to "-minval". E.g., "-maxval=1 -minval=0.2" means that the mountain region is improved by a factor of 5 (the ratio of this 2 values) </text:p>
      <text:p text:style-name="P2"/>
      <table:table table:name="Tabelle13" table:style-name="Tabelle13">
        <table:table-column table:style-name="Tabelle13.A"/>
        <table:table-column table:style-name="Tabelle13.B"/>
        <table:table-row>
          <table:table-cell table:style-name="Tabelle13.A1" office:value-type="string">
            <text:p text:style-name="P3">-lowest</text:p>
          </table:table-cell>
          <table:table-cell table:style-name="Tabelle13.A1" office:value-type="string">
            <text:p text:style-name="P2">Threshold. No peaks are searched below this height. This restricts the algorithm to the highest mountains, and not to small hills.</text:p>
          </table:table-cell>
        </table:table-row>
        <table:table-row>
          <table:table-cell table:style-name="Tabelle13.A1" office:value-type="string">
            <text:p text:style-name="P5">-linear</text:p>
          </table:table-cell>
          <table:table-cell table:style-name="Tabelle13.A1" office:value-type="string">
            <text:p text:style-name="P8">Option to use a linear interpolation between <text:span text:style-name="T2">-maxval</text:span> and <text:span text:style-name="T2">-minval</text:span> instead of fixed values.</text:p>
          </table:table-cell>
        </table:table-row>
      </table:table>
      <text:p text:style-name="P2"/>
      <text:p text:style-name="Horizontal_20_Line"/>
      <text:p text:style-name="P17">f. Vertex calculation</text:p>
      <text:p text:style-name="P17"/>
      <text:p text:style-name="P18">These commands sets the random points based on the density defined by the above-mentioned algorithms. Do not go much above 10000 vertices per quad, the Oblivion game engine can only handle one NiTriStrip/-Shape.</text:p>
      <text:p text:style-name="P2"/>
      <text:p text:style-name="Horizontal_20_Line"/>
      <text:p text:style-name="P17"><text:span text:style-name="T1">SetMaxVertices -n=... <text:s text:c="2"/></text:span><text:s text:c="5"/></text:p>
      <text:p text:style-name="P17"/>
      <text:p text:style-name="P18">Fill the maximum number of vertex points until -n vertices are reached in total [Only recommended for creating a mesh for the entire world].</text:p>
      <text:p text:style-name="P2"/>
      <text:p text:style-name="Horizontal_20_Line"/>
      <text:p text:style-name="P14">SetMaxVerticesPerQuad -n=...</text:p>
      <text:p text:style-name="P17"/>
      <text:p text:style-name="P18">Fill the maximum number of vertex points until -n vertices are reached in each quad. Party quads get a reduced number of vertices.</text:p>
      <text:p text:style-name="P17"/>
      <text:p text:style-name="P17">g. Triangle modification commands</text:p>
      <text:p text:style-name="P16"/>
      <text:p text:style-name="P15">MakeTriangulation</text:p>
      <text:p text:style-name="P16"/>
      <text:p text:style-name="P16">Call the Delaunay algorithm and produces the triangles.</text:p>
      <text:p text:style-name="P2"/>
      <text:p text:style-name="Horizontal_20_Line"/>
      <text:p text:style-name="P15">DivideGrid -x=... -y=...</text:p>
      <text:p text:style-name="P16"/>
      <text:p text:style-name="P16">Cuts the grid. Example:</text:p>
      <text:p text:style-name="P15">DivideGrid -x=4096 -y=4096</text:p>
      <text:p text:style-name="P16">cuts all triangles which share more than one cell.</text:p>
      <text:p text:style-name="P16"/>
      <text:p text:style-name="P17">h. Mesh generation commands</text:p>
      <text:p text:style-name="P16"/>
      <text:p text:style-name="P15">WriteQuad -x=... -y=... [-tex=...dds] [-ps]</text:p>
      <text:p text:style-name="P16"/>
      <text:p text:style-name="P16">Writes out a single quad with the number (x,y).</text:p>
      <text:p text:style-name="P16"/>
      <table:table table:name="Tabelle1" table:style-name="Tabelle1">
        <table:table-column table:style-name="Tabelle1.A"/>
        <table:table-column table:style-name="Tabelle1.B"/>
        <text:soft-page-break/>
        <table:table-row>
          <table:table-cell table:style-name="Tabelle1.A1" office:value-type="string">
            <text:p text:style-name="P3">-tex</text:p>
          </table:table-cell>
          <table:table-cell table:style-name="Tabelle1.A1" office:value-type="string">
            <text:p text:style-name="P16">Adds a texture in addition. Do not use this mesh for LODs.</text:p>
          </table:table-cell>
        </table:table-row>
        <table:table-row>
          <table:table-cell table:style-name="Tabelle1.A1" office:value-type="string">
            <text:p text:style-name="P5">-ps</text:p>
          </table:table-cell>
          <table:table-cell table:style-name="Tabelle1.A1" office:value-type="string">
            <text:p text:style-name="P32">Writes out in addition a postscript-file with a map of the triangles.</text:p>
          </table:table-cell>
        </table:table-row>
      </table:table>
      <text:p text:style-name="P2"/>
      <text:p text:style-name="P35"/>
      <text:p text:style-name="P15">WriteAllQuads</text:p>
      <text:p text:style-name="P16"/>
      <text:p text:style-name="P16">Writes all quads of the entire worldspace. Use this command to create the real in-game meshes.</text:p>
      <text:p text:style-name="P2"/>
      <text:p text:style-name="Horizontal_20_Line"/>
      <text:p text:style-name="P15">WriteAll </text:p>
      <text:p text:style-name="P16"/>
      <text:p text:style-name="P16">Writes out a single world mesh [limited to one NiTrStrip/-Shape, i.e. 65536 triangles]. Can be used to produce “LOD” meshes for Immersive Interiors.</text:p>
      <text:p text:style-name="P16"/>
      <text:p text:style-name="Horizontal_20_Line"/>
      <text:p text:style-name="P15"/>
      <text:p text:style-name="P16"/>
      <text:p text:style-name="P16"/>
      <text:p text:style-name="P16"/>
      <text:p text:style-name="P13">V. Remarks</text:p>
      <text:p text:style-name="P2"/>
      <text:p text:style-name="P7">Suggestions? Features missing?</text:p>
      <text:p text:style-name="P7"/>
      <text:p text:style-name="P7">Please contact me (gruftikus@tesnexus, @bethsoft, @tesalliance, @scharesof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2-01-06T22:22:29.63</meta:creation-date>
    <dc:date>2012-12-16T20:15:56.98</dc:date>
    <dc:creator>Ingo </dc:creator>
    <meta:editing-duration>PT14H54M8S</meta:editing-duration>
    <meta:editing-cycles>134</meta:editing-cycles>
    <meta:generator>OpenOffice.org/3.3$Win32 OpenOffice.org_project/330m20$Build-9567</meta:generator>
    <meta:document-statistic meta:table-count="17" meta:image-count="0" meta:object-count="0" meta:page-count="11" meta:paragraph-count="248" meta:word-count="2586" meta:character-count="15618"/>
  </office:meta>
</office:document-meta>
</file>